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weight="bold">
          <math:mrow>
            <math:munder math:accentunder="true">
              <math:mtext>1. Unary/binary operators</math:mtext>
              <math:mo>̲</math:mo>
            </math:munder>
          </math:mrow>
        </math:mstyle>
      </math:mtr>
      <math:mtr/>
      <math:mtr>
        <math:mrow>
          <math:mrow>
            <math:mo math:stretchy="false">+</math:mo>
            <math:mi>a</math:mi>
          </math:mrow>
          <math:mrow>
            <math:mi>,</math:mi>
            <math:mo math:stretchy="false">−</math:mo>
            <math:mi>b</math:mi>
          </math:mrow>
          <math:mrow>
            <math:mi>,</math:mi>
            <math:mo math:stretchy="false">±</math:mo>
            <math:mi>c</math:mi>
          </math:mrow>
          <math:mrow>
            <math:mi>,</math:mi>
            <math:mo math:stretchy="false">∓</math:mo>
            <math:mi>d</math:mi>
          </math:mrow>
          <math:mi>,</math:mi>
          <math:mrow>
            <math:mo math:stretchy="false">¬</math:mo>
            <math:mi>e</math:mi>
          </math:mrow>
        </math:mrow>
      </math:mtr>
      <math:mtr>
        <math:mrow>
          <math:mrow>
            <math:mi>a</math:mi>
            <math:mo math:stretchy="false">+</math:mo>
            <math:mi>b</math:mi>
          </math:mrow>
          <math:mi>,</math:mi>
          <math:mrow>
            <math:mi>a</math:mi>
            <math:mo math:stretchy="false">⋅</math:mo>
            <math:mi>b</math:mi>
          </math:mrow>
          <math:mi>,</math:mi>
          <math:mrow>
            <math:mi>a</math:mi>
            <math:mo math:stretchy="false">×</math:mo>
            <math:mi>b</math:mi>
          </math:mrow>
          <math:mi>,</math:mi>
          <math:mrow>
            <math:mi>a</math:mi>
            <math:mo math:stretchy="false">∗</math:mo>
            <math:mi>b</math:mi>
          </math:mrow>
        </math:mrow>
      </math:mtr>
      <math:mtr>
        <math:mrow>
          <math:mrow>
            <math:mi>a</math:mi>
            <math:mo math:stretchy="false">−</math:mo>
            <math:mi>b</math:mi>
          </math:mrow>
          <math:mi>,</math:mi>
          <math:mfrac>
            <math:mi>a</math:mi>
            <math:mi>b</math:mi>
          </math:mfrac>
          <math:mi>,</math:mi>
          <math:mrow>
            <math:mi>a</math:mi>
            <math:mo math:stretchy="false">÷</math:mo>
            <math:mi>b</math:mi>
          </math:mrow>
          <math:mi>,</math:mi>
          <math:mrow>
            <math:mi>a</math:mi>
            <math:mo math:stretchy="false">/</math:mo>
            <math:mi>b</math:mi>
          </math:mrow>
          <math:mi>,</math:mi>
          <math:mrow>
            <math:mi>a</math:mi>
            <math:mo math:stretchy="false">∨</math:mo>
            <math:mi>b</math:mi>
          </math:mrow>
        </math:mrow>
      </math:mtr>
      <math:mtr>
        <math:mrow>
          <math:mi>a</math:mi>
          <math:mo math:stretchy="false">°</math:mo>
          <math:mi>b</math:mi>
        </math:mrow>
      </math:mtr>
    </math:mtable>
    <math:annotation math:encoding="StarMath 5.0">bold underline  "1. Unary/binary operators" newline newline
+a, -b,+-c,-+d, neg e newline
a + b, a cdot b, a times b, a * b newline
a - b, {a over b}, a div b, a / b, a or b newline
a circ b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